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 acodro com o Google espionagem é o ato ou efeito de espionar, ativdade de espião, serviço organozado de um país ou organização etc, para espionar (algo, alguém) pu classe ou conjunto de espiões. <text:s/>A palavra se origina de <text:span text:style-name="T1">espionnare</text:span> 'acao de espionar'. <text:s/>Diversos autores cuidam em definir espionagem, entre os quais, podemos citar, Sun Tzu, general, estrategista e filósofo chinês, que vivie em sua obra A <text:s/>Arte da Guerra assim a define: é um ato só permitido entre beligerantes, nações, grupos guerrilheiros em guerrae /ou guerrilha, e consiste na pratica de obter informações de caráter sigiloso relativas a governos ou organizações, sem autorização desses, para obter certa vantagem militar, política, econômica, científica, tecnológica e/ou social. Por outra lado Marcelo Montalvão em seu livro Inteligência e Industria: Espionagem e Contraespionagem Corporativa define como a atividade de inteligência ou serviço de Informação ou Seriço Sercreto ou Espionagem é a implementaçãode um sistema de coleta de dados e informações <text:s/>para identificação de ameças e oportunidades para uma organização com o escopo de ajudar o lider ou tomadores de decisão na elaboração de planos estratégicos ou execução de ações táticas e operacionais de ataque, manutenção e defesa dessa organização. Ao longo da história, há episódios de espinagem que demostram a sua prática a bastante tempo. <text:s/>Em A Arte da Guerra, Sun Tzu, descreve tecnicas de dissimulação e subvrsão, os Antigos Egípcios possuiam sisteasm desenvolvidos de obtenção de informações etc. Porém o primeiro de serviço sercreto oficial foi criado na França no reinado de Luis XIV. </text:p>
      <text:p text:style-name="Standard"/>
      <text:p text:style-name="Standard"/>
      <text:p text:style-name="Standard"/>
      <text:p text:style-name="Standard"/>
      <text:p text:style-name="Standard">Fontes:</text:p>
      <text:p text:style-name="Standard">https://pt.wikipedia.org/wiki/Servi%C3%A7o_de_intelig%C3%AAncia</text:p>
      <text:p text:style-name="Standard">https://pt.wikipedia.org/wiki/Espionagem</text:p>
      <text:p text:style-name="Standard"><text:a xlink:type="simple" xlink:href="https://pt.wikipedia.org/wiki/Sun_Tzu">https://pt.wikipedia.org/wiki/Sun_Tzu</text:a></text:p>
      <text:p text:style-name="Standard"><text:a xlink:type="simple" xlink:href="https://pt.wikipedia.org/wiki/Ciberguerra">https://pt.wikipedia.org/wiki/Ciberguerra</text:a></text:p>
      <text:p text:style-name="Standard">https://pt.wikipedia.org/wiki/Revolu%C3%A7%C3%A3o_digit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29M32S</meta:editing-duration>
    <meta:editing-cycles>5</meta:editing-cycles>
    <meta:generator>LibreOffice/3.5$Windows_x86 LibreOffice_project/dc9775d-05ecbee-0851ad3-1586698-727bf66</meta:generator>
    <dc:date>2015-06-19T16:44:36.18</dc:date>
    <meta:document-statistic meta:table-count="0" meta:image-count="0" meta:object-count="0" meta:page-count="1" meta:paragraph-count="7" meta:word-count="258" meta:character-count="1873" meta:non-whitespace-character-count="1616"/>
    <meta:user-defined meta:name="Info 1"/>
    <meta:user-defined meta:name="Info 2"/>
    <meta:user-defined meta:name="Info 3"/>
    <meta:user-defined meta:name="Info 4"/>
  </office:meta>
</office:document-meta>
</file>